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paragraph-rsid="001e3e8d"/>
    </style:style>
    <style:style style:name="P6" style:family="paragraph" style:parent-style-name="Text_20_body">
      <style:text-properties officeooo:rsid="001ec4c6" officeooo:paragraph-rsid="001ec4c6"/>
    </style:style>
    <style:style style:name="P7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gramming Fundamentals -</text:p>
      <text:p text:style-name="P7">Assignment 2</text:p>
      <text:p text:style-name="P5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8:35:35.500396838</dc:date>
    <meta:editing-duration>PT18M57S</meta:editing-duration>
    <meta:editing-cycles>4</meta:editing-cycles>
    <meta:document-statistic meta:table-count="0" meta:image-count="0" meta:object-count="0" meta:page-count="2" meta:paragraph-count="39" meta:word-count="289" meta:character-count="1861" meta:non-whitespace-character-count="1611"/>
  </office:meta>
</office:document-meta>
</file>